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CIIHexOutputStream.ASCIIHex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Hex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CIIHexOutputStream.write( int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CIIHexOutputStream.checkLineWr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CIIHexOutputStream.finalize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